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paragraph-rsid="000f9eb8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Times New Roman" officeooo:paragraph-rsid="000f9eb8"/>
    </style:style>
    <style:style style:name="T1" style:family="text">
      <style:text-properties officeooo:rsid="000f9e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 tipografia é uma arte antiga cujo nome vem da junção de duas palavras gregas. Marque a opção que descreve corretamente cada um destes termos.</text:p>
      <text:p text:style-name="P1"><text:span text:style-name="T1">A)</text:span> týpos que significa impressão e graphía que significa escrita</text:p>
      <text:p text:style-name="P1"><text:span text:style-name="T1">B)</text:span> tipus que significa letra e graphia que significa escrever</text:p>
      <text:p text:style-name="P1"><text:span text:style-name="T1">C)</text:span> týpos que significa escrita e graphía que significa impressão</text:p>
      <text:p text:style-name="P1"><text:span text:style-name="T1">D)</text:span> tipus que significa escrever e graphia que significa letra</text:p>
      <text:p text:style-name="P1"/>
      <text:p text:style-name="P1">2. A tipografia se inicia em 1450, com o inventor alemão chamado:</text:p>
      <text:p text:style-name="P1"><text:span text:style-name="T1">A)</text:span> Edmund Germer</text:p>
      <text:p text:style-name="P1"><text:span text:style-name="T1">B)</text:span> Konrad Zuse</text:p>
      <text:p text:style-name="P1"><text:span text:style-name="T1">C)</text:span> Johannes Gutenberg</text:p>
      <text:p text:style-name="P1"><text:span text:style-name="T1">D)</text:span> Alois Senefelder</text:p>
      <text:p text:style-name="P1"/>
      <text:p text:style-name="P1">3. Para os estudos em tipografia, uma letra também pode ser chamada de:</text:p>
      <text:p text:style-name="P1"><text:span text:style-name="T1">A)</text:span> epístola</text:p>
      <text:p text:style-name="P1"><text:span text:style-name="T1">B)</text:span> glifo</text:p>
      <text:p text:style-name="P1"><text:span text:style-name="T1">C)</text:span> família</text:p>
      <text:p text:style-name="P1"><text:span text:style-name="T1">D)</text:span> cunho</text:p>
      <text:p text:style-name="P1"/>
      <text:p text:style-name="P1">4. Qual das frases a seguir melhor define o que é uma família tipográfica?</text:p>
      <text:p text:style-name="P1"><text:span text:style-name="T1">A)</text:span> é um grupo de palavras que podem ser consideradas harmonicamente organizadas em um texto</text:p>
      <text:p text:style-name="P1"><text:span text:style-name="T1">B)</text:span> é um conjunto de letras que possuem variações nas suas características anatômicas</text:p>
      <text:p text:style-name="P1"><text:span text:style-name="T1">C)</text:span> é o nome dado a uma fonte e que não pode ser replicado em nenhum serviço de disponibilidade de arquivos</text:p>
      <text:p text:style-name="P1"><text:span text:style-name="T1">D)</text:span> é o conjunto de caracteres que possuem as mesmas características anatômicas, independente das suas variações</text:p>
      <text:p text:style-name="P1"/>
      <text:p text:style-name="P1">5. Em relação à anatomia do tipo, temos a medida da altura das letras minúsculas de uma determinada fonte, que chamamos de:</text:p>
      <text:p text:style-name="P1"><text:span text:style-name="T1">A)</text:span> altura das minúsculas</text:p>
      <text:p text:style-name="P1"><text:span text:style-name="T1">B)</text:span> altura-x</text:p>
      <text:p text:style-name="P1"><text:span text:style-name="T1">C)</text:span> altura-y</text:p>
      <text:p text:style-name="P1"><text:span text:style-name="T1">D)</text:span> altura-mini</text:p>
      <text:p text:style-name="P1"/>
      <text:p text:style-name="P1">6. As letras g, j e Q possuem uma pequena curva que geralmente é representada na área da descendente. Qual é o nome que se dá a essa curva nas letras indicadas?</text:p>
      <text:p text:style-name="P1"><text:span text:style-name="T1">A)</text:span> cauda</text:p>
      <text:p text:style-name="P1"><text:span text:style-name="T1">B)</text:span> enlace</text:p>
      <text:p text:style-name="P1"><text:span text:style-name="T1">C)</text:span> esporão</text:p>
      <text:p text:style-name="P1"><text:span text:style-name="T1">D)</text:span> perna</text:p>
      <text:p text:style-name="P1"/>
      <text:p text:style-name="P1">7. As fontes _____ são aquelas com bastante efeitos visuais, enfeitadas e até mesmo curiosas. Também são chamadas de fontes comemorativas.</text:p>
      <text:p text:style-name="P1"><text:span text:style-name="T1">A)</text:span> serifadas</text:p>
      <text:p text:style-name="P1"><text:span text:style-name="T1">B)</text:span> monoespaçadas</text:p>
      <text:p text:style-name="P1"><text:span text:style-name="T1">C)</text:span> script</text:p>
      <text:p text:style-name="P1"><text:span text:style-name="T1">D)</text:span> display</text:p>
      <text:p text:style-name="P1"/>
      <text:p text:style-name="P1"/>
      <text:p text:style-name="P2">8. Em CSS, para definir que tipo de fonte será utilizado a um de terminado elemento HTML, usamos a propriedade:</text:p>
      <text:p text:style-name="P1"><text:span text:style-name="T1">A)</text:span> font-type</text:p>
      <text:p text:style-name="P1"><text:span text:style-name="T1">B)</text:span> font-face</text:p>
      <text:p text:style-name="P1"><text:span text:style-name="T1">C)</text:span> font-name</text:p>
      <text:p text:style-name="P1"><text:span text:style-name="T1">D)</text:span> font-family</text:p>
      <text:p text:style-name="P1"/>
      <text:p text:style-name="P1">9. Na maioria dos casos, o tamanho padrão de uma fonte é de _____px, o que equivale a _____em na medida referencial.</text:p>
      <text:p text:style-name="P1"><text:span text:style-name="T1">A)</text:span> 10px / 10em</text:p>
      <text:p text:style-name="P1"><text:span text:style-name="T1">B)</text:span> 30px / 2em</text:p>
      <text:p text:style-name="P1"><text:span text:style-name="T1">C)</text:span> 16px / 1em</text:p>
      <text:p text:style-name="P1"><text:span text:style-name="T1">D)</text:span> 12px / 10em</text:p>
      <text:p text:style-name="P1"/>
      <text:p text:style-name="P1">10. No exemplo de uso da shorthand font: italic bold 1em Arial, Helvetica, sans-serif; quais são as propriedades que estão sendo definidas, na ordem?</text:p>
      <text:p text:style-name="P1"><text:span text:style-name="T1">A)</text:span> font-style, font-weight, font-size, font-family</text:p>
      <text:p text:style-name="P1"><text:span text:style-name="T1">B)</text:span> font-variant, font-weight, font-size, font-style</text:p>
      <text:p text:style-name="P1"><text:span text:style-name="T1">C)</text:span> font-style, font-variant, font-style, font-family</text:p>
      <text:p text:style-name="P1"><text:span text:style-name="T1">D)</text:span> font-family, font-variant, font-size, font-sty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4:22:31.971000000</meta:creation-date>
    <dc:date>2023-06-06T14:30:35.155000000</dc:date>
    <meta:editing-duration>PT8M5S</meta:editing-duration>
    <meta:editing-cycles>1</meta:editing-cycles>
    <meta:document-statistic meta:table-count="0" meta:image-count="0" meta:object-count="0" meta:page-count="2" meta:paragraph-count="50" meta:word-count="401" meta:character-count="2352" meta:non-whitespace-character-count="2001"/>
    <meta:generator>LibreOffice/7.4.6.2$Windows_X86_64 LibreOffice_project/5b1f5509c2decdade7fda905e3e1429a67acd63d</meta:generator>
  </office:meta>
</office:document-meta>
</file>